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Lowe'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05">
            <text:p>20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00.520498701209">
            <text:p>$300,52</text:p>
          </table:table-cell>
          <table:table-cell table:style-name="ce5" table:formula="of:=[.F2]-[.B3]/[.B4]" office:value-type="currency" office:currency="USD" office:value="265.462549221268">
            <text:p>$265,46</text:p>
          </table:table-cell>
          <table:table-cell table:style-name="ce15" table:formula="of:=[.G2]/1.07" office:value-type="currency" office:currency="EUR" office:value="248.095840393708">
            <text:p>248,10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3.594">
            <text:p>23,59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41.821024285704">
            <text:p>$241,82</text:p>
          </table:table-cell>
          <table:table-cell table:style-name="ce7" table:formula="of:=[.F3]-[.B3]/[.B4]" office:value-type="currency" office:currency="USD" office:value="206.763074805764">
            <text:p>$206,76</text:p>
          </table:table-cell>
          <table:table-cell table:style-name="ce16" table:formula="of:=[.G3]/1.07" office:value-type="currency" office:currency="EUR" office:value="193.23651851006">
            <text:p>193,2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85.922166330346">
            <text:p>185,9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673">
            <text:p>0,67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43.989765708734">
            <text:p>$143,99</text:p>
          </table:table-cell>
          <table:table-cell table:style-name="ce14" table:formula="of:=[.F4]-[.B3]/[.B4]" office:value-type="currency" office:currency="USD" office:value="108.931816228794">
            <text:p>$108,93</text:p>
          </table:table-cell>
          <table:table-cell table:style-name="ce17" table:formula="of:=[.G4]/1.07" office:value-type="currency" office:currency="EUR" office:value="101.805435727845">
            <text:p>101,81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2.74">
            <text:p>$12,7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6.37">
            <text:p>$6,37</text:p>
          </table:table-cell>
          <table:table-cell table:style-name="ce5"/>
          <table:table-cell table:style-name="ce5" table:formula="of:=[.B8]/(1+[.D2])^(1/4)" office:value-type="currency" office:currency="USD" office:value="6.26315973310253">
            <text:p>$6,26</text:p>
          </table:table-cell>
          <table:table-cell table:style-name="ce7" table:formula="of:=[.B5]/2" office:value-type="currency" office:currency="USD" office:value="6.37">
            <text:p>$6,37</text:p>
          </table:table-cell>
          <table:table-cell table:style-name="ce7"/>
          <table:table-cell table:style-name="ce7" table:formula="of:=[.E8]/(1+[.D3])^(1/4)" office:value-type="currency" office:currency="USD" office:value="6.241399729404">
            <text:p>$6,24</text:p>
          </table:table-cell>
          <table:table-cell table:style-name="ce8" table:formula="of:=[.B5]/2" office:value-type="currency" office:currency="USD" office:value="6.37">
            <text:p>$6,37</text:p>
          </table:table-cell>
          <table:table-cell table:style-name="ce8"/>
          <table:table-cell table:style-name="ce8" table:formula="of:=[.H8]/(1+[.D4])^(1/4)" office:value-type="currency" office:currency="USD" office:value="6.2200125512381">
            <text:p>$6,2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7592">
            <text:p>$13,76</text:p>
          </table:table-cell>
          <table:table-cell office:value-type="percentage" office:value="0.08">
            <text:p>8,00%</text:p>
          </table:table-cell>
          <table:table-cell table:formula="of:=[.B9]/(1+[.$D$2])^[.A9]" office:value-type="currency" office:currency="USD" office:value="12.8590654205608">
            <text:p>$12,86</text:p>
          </table:table-cell>
          <table:table-cell table:formula="of:=[.B5]*(1+[.F9])" office:value-type="currency" office:currency="USD" office:value="13.5044">
            <text:p>$13,50</text:p>
          </table:table-cell>
          <table:table-cell office:value-type="percentage" office:value="0.06">
            <text:p>6,00%</text:p>
          </table:table-cell>
          <table:table-cell table:formula="of:=[.E9]/(1+[.$D$3])^[.A9]" office:value-type="currency" office:currency="USD" office:value="12.4464516129032">
            <text:p>$12,45</text:p>
          </table:table-cell>
          <table:table-cell table:formula="of:=[.B5]*(1+[.I9])" office:value-type="currency" office:currency="USD" office:value="12.2304">
            <text:p>$12,23</text:p>
          </table:table-cell>
          <table:table-cell office:value-type="percentage" office:value="-0.04">
            <text:p>-4,00%</text:p>
          </table:table-cell>
          <table:table-cell table:formula="of:=[.H9]/(1+[.$D$4])^[.A9]" office:value-type="currency" office:currency="USD" office:value="11.1185454545455">
            <text:p>$11,1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4.997528">
            <text:p>$15,00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13.0994217835619">
            <text:p>$13,10</text:p>
          </table:table-cell>
          <table:table-cell table:formula="of:=[.E9]*(1+[.F10])" office:value-type="currency" office:currency="USD" office:value="14.449708">
            <text:p>$14,45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12.2743808532778">
            <text:p>$12,27</text:p>
          </table:table-cell>
          <table:table-cell table:formula="of:=[.H9]*(1+[.I10])" office:value-type="currency" office:currency="USD" office:value="10.39584">
            <text:p>$10,40</text:p>
          </table:table-cell>
          <table:table-cell office:value-type="percentage" office:value="-0.15">
            <text:p>-15,00%</text:p>
          </table:table-cell>
          <table:table-cell table:formula="of:=[.H10]/(1+[.$D$4])^[.A10]" office:value-type="currency" office:currency="USD" office:value="8.59160330578512">
            <text:p>$8,5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7.2471572">
            <text:p>$17,25</text:p>
          </table:table-cell>
          <table:table-cell office:value-type="percentage" office:value="0.15">
            <text:p>15,00%</text:p>
          </table:table-cell>
          <table:table-cell table:formula="of:=[.B11]/(1+[.$D$2])^[.A11]" office:value-type="currency" office:currency="USD" office:value="14.0788178047628">
            <text:p>$14,08</text:p>
          </table:table-cell>
          <table:table-cell table:formula="of:=[.E10]*(1+[.F11])" office:value-type="currency" office:currency="USD" office:value="15.75018172">
            <text:p>$15,75</text:p>
          </table:table-cell>
          <table:table-cell office:value-type="percentage" office:value="0.09">
            <text:p>9,00%</text:p>
          </table:table-cell>
          <table:table-cell table:formula="of:=[.E11]/(1+[.$D$3])^[.A11]" office:value-type="currency" office:currency="USD" office:value="12.3309448203436">
            <text:p>$12,33</text:p>
          </table:table-cell>
          <table:table-cell table:formula="of:=[.H10]*(1+[.I11])" office:value-type="currency" office:currency="USD" office:value="10.4997984">
            <text:p>$10,50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7.8886539444027">
            <text:p>$7,8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7.764571916">
            <text:p>$17,76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USD" office:value="13.5525068587903">
            <text:p>$13,55</text:p>
          </table:table-cell>
          <table:table-cell table:formula="of:=[.E11]*(1+[.F12])" office:value-type="currency" office:currency="USD" office:value="16.0651853544">
            <text:p>$16,07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1.5922246237332">
            <text:p>$11,59</text:p>
          </table:table-cell>
          <table:table-cell table:formula="of:=[.H11]*(1+[.I12])" office:value-type="currency" office:currency="USD" office:value="10.604796384">
            <text:p>$10,60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7.24321862167885">
            <text:p>$7,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8.29750907348">
            <text:p>$18,30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13.0458710883683">
            <text:p>$13,05</text:p>
          </table:table-cell>
          <table:table-cell table:formula="of:=[.E12]*(1+[.F13])" office:value-type="currency" office:currency="USD" office:value="16.386489061488">
            <text:p>$16,39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0.8977595541086">
            <text:p>$10,90</text:p>
          </table:table-cell>
          <table:table-cell table:formula="of:=[.H12]*(1+[.I13])" office:value-type="currency" office:currency="USD" office:value="10.71084434784">
            <text:p>$10,71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6.65059164354148">
            <text:p>$6,6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8.8464343456844">
            <text:p>$18,85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12.5581749729152">
            <text:p>$12,56</text:p>
          </table:table-cell>
          <table:table-cell table:formula="of:=[.E13]*(1+[.F14])" office:value-type="currency" office:currency="USD" office:value="16.7142188427178">
            <text:p>$16,71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0.2448983826643">
            <text:p>$10,24</text:p>
          </table:table-cell>
          <table:table-cell table:formula="of:=[.H13]*(1+[.I14])" office:value-type="currency" office:currency="USD" office:value="10.8179527913184">
            <text:p>$10,82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6.10645232725173">
            <text:p>$6,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9.2233630325981">
            <text:p>$19,22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11.9713443667042">
            <text:p>$11,97</text:p>
          </table:table-cell>
          <table:table-cell table:formula="of:=[.E14]*(1+[.F15])" office:value-type="currency" office:currency="USD" office:value="17.0485032195721">
            <text:p>$17,0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9.63114870997015">
            <text:p>$9,63</text:p>
          </table:table-cell>
          <table:table-cell table:formula="of:=[.H14]*(1+[.I15])" office:value-type="currency" office:currency="USD" office:value="10.9261323192316">
            <text:p>$10,9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5.60683350047658">
            <text:p>$5,6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6078302932501">
            <text:p>$19,61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1.4119357514377">
            <text:p>$11,41</text:p>
          </table:table-cell>
          <table:table-cell table:formula="of:=[.E15]*(1+[.F16])" office:value-type="currency" office:currency="USD" office:value="17.3894732839636">
            <text:p>$17,3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9.05416745084751">
            <text:p>$9,05</text:p>
          </table:table-cell>
          <table:table-cell table:formula="of:=[.H15]*(1+[.I16])" office:value-type="currency" office:currency="USD" office:value="11.0353936424239">
            <text:p>$11,04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14809257771032">
            <text:p>$5,1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9.9999868991151">
            <text:p>$20,00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0.8786677256696">
            <text:p>$10,88</text:p>
          </table:table-cell>
          <table:table-cell table:formula="of:=[.E16]*(1+[.F17])" office:value-type="currency" office:currency="USD" office:value="17.7372627496428">
            <text:p>$17,7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8.511751889276">
            <text:p>$8,51</text:p>
          </table:table-cell>
          <table:table-cell table:formula="of:=[.H16]*(1+[.I17])" office:value-type="currency" office:currency="USD" office:value="11.1457475788481">
            <text:p>$11,15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72688500317038">
            <text:p>$4,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0.3999866370974">
            <text:p>$20,40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0.3703187665261">
            <text:p>$10,37</text:p>
          </table:table-cell>
          <table:table-cell table:formula="of:=[.E17]*(1+[.F18])" office:value-type="currency" office:currency="USD" office:value="18.0920080046357">
            <text:p>$18,0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8.00183126918113">
            <text:p>$8,00</text:p>
          </table:table-cell>
          <table:table-cell table:formula="of:=[.H17]*(1+[.I18])" office:value-type="currency" office:currency="USD" office:value="11.2572050546366">
            <text:p>$11,26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34013986654735">
            <text:p>$4,3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30.089284272399">
            <text:p>$130,09</text:p>
          </table:table-cell>
          <table:table-cell/>
          <table:table-cell table:style-name="ce7"/>
          <table:table-cell table:formula="of:=SUM([.G8:.G18])" office:value-type="currency" office:currency="USD" office:value="111.22695889571">
            <text:p>$111,23</text:p>
          </table:table-cell>
          <table:table-cell/>
          <table:table-cell table:style-name="ce8"/>
          <table:table-cell table:formula="of:=SUM([.J8:.J18])" office:value-type="currency" office:currency="USD" office:value="73.6410287963481">
            <text:p>$73,6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46.799772830655">
            <text:p>$346,80</text:p>
          </table:table-cell>
          <table:table-cell table:style-name="ce5"/>
          <table:table-cell table:formula="of:=[.B20]/(1+[.D2])^([.A18]+1/2)" office:value-type="currency" office:currency="USD" office:value="170.431214428809">
            <text:p>$170,43</text:p>
          </table:table-cell>
          <table:table-cell table:formula="of:=[.E18]*[.D5]" office:value-type="currency" office:currency="USD" office:value="307.564136078807">
            <text:p>$307,56</text:p>
          </table:table-cell>
          <table:table-cell table:style-name="ce7"/>
          <table:table-cell table:formula="of:=[.E20]/(1+[.D3])^([.A18]+1/2)" office:value-type="currency" office:currency="USD" office:value="130.594065389995">
            <text:p>$130,59</text:p>
          </table:table-cell>
          <table:table-cell table:formula="of:=[.H18]*[.D5]" office:value-type="currency" office:currency="USD" office:value="191.372485928823">
            <text:p>$191,37</text:p>
          </table:table-cell>
          <table:table-cell table:style-name="ce8"/>
          <table:table-cell table:formula="of:=[.H20]/(1+[.D4])^([.A18]+1/2)" office:value-type="currency" office:currency="USD" office:value="70.3487369123864">
            <text:p>$70,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3">13.11.2022</text:date>, <text:time>12:17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13T12:17:57.17</dc:date>
    <dc:creator>aaa </dc:creator>
    <meta:editing-duration>P3DT2H6M14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